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000000640000006408BDFE07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cccccc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5.461cm" svg:height="5.461cm" svg:x="7.985cm" svg:y="11.16cm">
          <text:p/>
        </draw:rect>
        <draw:frame draw:style-name="gr2" draw:text-style-name="P1" draw:layer="layout" svg:width="2.299cm" svg:height="2.032cm" svg:x="9.523cm" svg:y="12.811cm">
          <draw:image xlink:href="Pictures/1000020000000640000006408BDFE07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23T12:48:46</meta:creation-date>
    <dc:date>2017-04-23T12:59:22</dc:date>
    <meta:editing-duration>PT10M37S</meta:editing-duration>
    <meta:editing-cycles>2</meta:editing-cycles>
    <meta:generator>OpenOffice/4.1.3$Unix OpenOffice.org_project/413m1$Build-9783</meta:generator>
    <meta:document-statistic meta:object-count="2"/>
  </office:meta>
</office:document-meta>
</file>